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e370f" officeooo:paragraph-rsid="000e370f"/>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370f" officeooo:paragraph-rsid="000fa3a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ac48" officeooo:paragraph-rsid="001aac4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0fa3a0" officeooo:paragraph-rsid="000fa3a0"/>
    </style:style>
    <style:style style:name="P5" style:family="paragraph" style:parent-style-name="Standard">
      <style:text-properties officeooo:rsid="0015ae37" officeooo:paragraph-rsid="0015ae37"/>
    </style:style>
    <style:style style:name="P6" style:family="paragraph" style:parent-style-name="Standard">
      <style:text-properties officeooo:rsid="001aac48" officeooo:paragraph-rsid="001aac48"/>
    </style:style>
    <style:style style:name="P7" style:family="paragraph" style:parent-style-name="Standard">
      <style:text-properties officeooo:rsid="001b6d0a" officeooo:paragraph-rsid="001b6d0a"/>
    </style:style>
    <style:style style:name="P8" style:family="paragraph" style:parent-style-name="Standard">
      <style:text-properties officeooo:rsid="001b71a2" officeooo:paragraph-rsid="001b71a2"/>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a3a0" officeooo:paragraph-rsid="000fa3a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66b7" officeooo:paragraph-rsid="001166b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ac97" officeooo:paragraph-rsid="0011ac9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3fc9" officeooo:paragraph-rsid="00123fc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266d" officeooo:paragraph-rsid="0014266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5a6" officeooo:paragraph-rsid="001475a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c1fb" officeooo:paragraph-rsid="0016c1f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cd9" officeooo:paragraph-rsid="00177cd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3c3" officeooo:paragraph-rsid="0017e3c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4c7" officeooo:paragraph-rsid="0019c4c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officeooo:rsid="00147cbd" officeooo:paragraph-rsid="00147cb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ecc3f"/>
    </style:style>
    <style:style style:name="T2" style:family="text">
      <style:text-properties officeooo:rsid="00147cbd"/>
    </style:style>
    <style:style style:name="T3" style:family="text">
      <style:text-properties officeooo:rsid="001912fb"/>
    </style:style>
    <style:style style:name="T4" style:family="text">
      <style:text-properties officeooo:rsid="0019c4c7"/>
    </style:style>
    <style:style style:name="T5" style:family="text">
      <style:text-properties officeooo:rsid="001aac48"/>
    </style:style>
    <style:style style:name="T6" style:family="text">
      <style:text-properties officeooo:rsid="001b7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VCOM restart work flow </text:p>
      <text:p text:style-name="P1"/>
      <text:p text:style-name="P4">Trying to diagnose why there might be differences between forcing file and restart files <text:s/>causing the jump at start of offline simulations. </text:p>
      <text:p text:style-name="P4">So far we have eliminated most of the differences except for the wet/dry masks</text:p>
      <text:p text:style-name="P5"/>
      <text:p text:style-name="P5">offline is missing gotm option… it would only run with MY</text:p>
      <text:p text:style-name="P5"/>
      <text:p text:style-name="P1"/>
      <text:p text:style-name="P1"><text:s/><text:span text:style-name="T1"><text:s/>MSR is True when on <text:s/>Master node…. </text:span></text:p>
      <text:p text:style-name="P1"/>
      <table:table table:name="Table1" table:style-name="Table1">
        <table:table-column table:style-name="Table1.A" table:number-columns-repeated="3"/>
        <table:table-row>
          <table:table-cell table:style-name="Table1.A1" office:value-type="string">
            <text:p text:style-name="P3">File </text:p>
          </table:table-cell>
          <table:table-cell table:style-name="Table1.A1" office:value-type="string">
            <text:p text:style-name="P3">Calls subroutine ….</text:p>
          </table:table-cell>
          <table:table-cell table:style-name="Table1.C1" office:value-type="string">
            <text:p text:style-name="P3">Comments</text:p>
          </table:table-cell>
        </table:table-row>
        <table:table-row>
          <table:table-cell table:style-name="Table1.A2" office:value-type="string">
            <text:p text:style-name="P2">fvcom.F </text:p>
          </table:table-cell>
          <table:table-cell table:style-name="Table1.A2" office:value-type="string">
            <text:p text:style-name="P2"><text:span text:style-name="T1">set_startup_type (startup_type.F)</text:span></text:p>
          </table:table-cell>
          <table:table-cell table:style-name="Table1.C2" office:value-type="string">
            <text:p text:style-name="P2"><text:span text:style-name="T1">(cold or hotstart --- just checks that the choice is appropriate)</text:span></text:p>
          </table:table-cell>
        </table:table-row>
        <table:table-row>
          <table:table-cell table:style-name="Table1.A2" office:value-type="string">
            <text:p text:style-name="P9"/>
          </table:table-cell>
          <table:table-cell table:style-name="Table1.A2" office:value-type="string">
            <text:p text:style-name="P10">Open_all (open_all.F)</text:p>
            <text:p text:style-name="P10"/>
          </table:table-cell>
          <table:table-cell table:style-name="Table1.C2" office:value-type="string">
            <text:p text:style-name="P10">For hotstart opens restart, forcing and new_output. The latter includes instantaneous, average, surface and restart file. </text:p>
          </table:table-cell>
        </table:table-row>
        <table:table-row>
          <table:table-cell table:style-name="Table1.A2" office:value-type="string">
            <text:p text:style-name="P10">Fvcom.F</text:p>
          </table:table-cell>
          <table:table-cell table:style-name="Table1.A2" office:value-type="string">
            <text:p text:style-name="P10">load_grid </text:p>
          </table:table-cell>
          <table:table-cell table:style-name="Table1.C2" office:value-type="string">
            <text:p text:style-name="P12">Loads grid from restart, including obc grid if OBC is on. </text:p>
          </table:table-cell>
        </table:table-row>
        <table:table-row>
          <table:table-cell table:style-name="Table1.A2" office:value-type="string">
            <text:p text:style-name="P9"/>
          </table:table-cell>
          <table:table-cell table:style-name="Table1.A2" office:value-type="string">
            <text:p text:style-name="P11">setup_domain</text:p>
          </table:table-cell>
          <table:table-cell table:style-name="Table1.C2" office:value-type="string">
            <text:p text:style-name="P12">Generates connectivity matrix, domain decomposition with metis and map for exchanges between global and local domains. </text:p>
            <text:p text:style-name="P12">For offline simulations it would be important that we use the compilation flag PARTITION_SPECIAL and run it on the same number of nodes. </text:p>
          </table:table-cell>
        </table:table-row>
        <table:table-row>
          <table:table-cell table:style-name="Table1.A2" office:value-type="string">
            <text:p text:style-name="P9"/>
          </table:table-cell>
          <table:table-cell table:style-name="Table1.A2" office:value-type="string">
            <text:p text:style-name="P13">allocate_all</text:p>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14">setup_forcing (mod_force.<text:span text:style-name="T5">F</text:span>)</text:p>
          </table:table-cell>
          <table:table-cell table:style-name="Table1.C2" office:value-type="string">
            <text:p text:style-name="P14">This opens all forcing (surface, boundary) including the offline files … </text:p>
            <text:p text:style-name="P14"/>
            <text:p text:style-name="P15">at the moment fabm offline doesn’t consider the previous time steps <text:span text:style-name="T2">for mask/dry</text:span></text:p>
            <text:p text:style-name="P15"/>
            <text:p text:style-name="P20">added initialisation of offline variables similar to sediment offline. </text:p>
            <text:p text:style-name="P15"/>
          </table:table-cell>
        </table:table-row>
        <table:table-row>
          <table:table-cell table:style-name="Table1.A2" office:value-type="string">
            <text:p text:style-name="P9"/>
          </table:table-cell>
          <table:table-cell table:style-name="Table1.A2" office:value-type="string">
            <text:p text:style-name="P16">Startup <text:span text:style-name="T3">(mod_startup.F)</text:span></text:p>
            <text:p text:style-name="P16"/>
          </table:table-cell>
          <table:table-cell table:style-name="Table1.C2" office:value-type="string">
            <text:p text:style-name="P16">Popoulate initial values with restart file. These include all WD variables (present and previous steps)</text:p>
          </table:table-cell>
        </table:table-row>
        <table:table-row>
          <table:table-cell table:style-name="Table1.A2" office:value-type="string">
            <text:p text:style-name="P9"/>
          </table:table-cell>
          <table:table-cell table:style-name="Table1.A2" office:value-type="string">
            <text:p text:style-name="P17">bcond_gcn(8,0)</text:p>
          </table:table-cell>
          <table:table-cell table:style-name="Table1.C2" office:value-type="string">
            <text:p text:style-name="P17">Loads surface forcing as well as <text:soft-page-break/>offline file <text:s/>… this is before integration has began. <text:span text:style-name="T4">So the restart values of variables common to both files will be rewritten with those from the offline file. </text:span></text:p>
            <text:p text:style-name="P17"/>
          </table:table-cell>
        </table:table-row>
        <table:table-row>
          <table:table-cell table:style-name="Table1.A2" office:value-type="string">
            <text:p text:style-name="P9"/>
          </table:table-cell>
          <table:table-cell table:style-name="Table1.A2" office:value-type="string">
            <text:p text:style-name="P17">Archive <text:span text:style-name="T5">(mod_ncdio.F)</text:span></text:p>
          </table:table-cell>
          <table:table-cell table:style-name="Table1.C2" office:value-type="string">
            <text:p text:style-name="P17">This dumps restart file so it should be populated with the first time step in offline file… this means there should be no difference between any of the restart files (previous month or current month)</text:p>
          </table:table-cell>
        </table:table-row>
        <table:table-row>
          <table:table-cell table:style-name="Table1.A2" office:value-type="string">
            <text:p text:style-name="P9"/>
          </table:table-cell>
          <table:table-cell table:style-name="Table1.A2" office:value-type="string">
            <text:p text:style-name="P18">Internal_step (internal_step.F)</text:p>
          </table:table-cell>
          <table:table-cell table:style-name="Table1.C2" office:value-type="string">
            <text:p text:style-name="P18">Populates variables by reading offline file … solves fabm_update… </text:p>
            <text:p text:style-name="P19">re-assigns previous time step values...</text:p>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C2" office:value-type="string">
            <text:p text:style-name="P9"/>
          </table:table-cell>
        </table:table-row>
      </table:table>
      <text:p text:style-name="P1"/>
      <text:p text:style-name="P1"/>
      <text:p text:style-name="P6">I can’t see where differences in iswetnt or iswetct are being introduced so that the restart file and offline forcing files don’t agree. </text:p>
      <text:p text:style-name="P6"/>
      <text:p text:style-name="P7">I couldn’t find where the variables read from the restart are broadcast although it could be through one of the overload func<text:span text:style-name="T6">t</text:span>ions (NC_CONNECT…, <text:span text:style-name="T6">NC_READ_VAR…. </text:span>)</text:p>
      <text:p text:style-name="P7"/>
      <text:p text:style-name="P8">The WD variables read from the oflline are iswetn and iswetc and not the previous time step (as they should have been populated from the restart file). While iswet(n,c) are broadcasted in interal_step iswet(n,c)t are not… but I can’t explain why the should either…. </text:p>
      <text:p text:style-name="P8"/>
      <text:p text:style-name="P8">My only suggestion to try next at this stage is that we include reading iswet(n,c)t from the offline file.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15:45.151147939</meta:creation-date>
    <dc:date>2020-06-03T20:40:34.191867304</dc:date>
    <meta:editing-duration>PT2H52M45S</meta:editing-duration>
    <meta:editing-cycles>9</meta:editing-cycles>
    <meta:generator>LibreOffice/6.1.6.3$Linux_X86_64 LibreOffice_project/10$Build-3</meta:generator>
    <meta:document-statistic meta:table-count="1" meta:image-count="0" meta:object-count="0" meta:page-count="2" meta:paragraph-count="37" meta:word-count="400" meta:character-count="2584" meta:non-whitespace-character-count="2199"/>
  </office:meta>
</office:document-meta>
</file>